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150%"/>
      <style:text-properties fo:language="es" fo:country="ES" officeooo:paragraph-rsid="00075507"/>
    </style:style>
    <style:style style:name="P2" style:family="paragraph" style:parent-style-name="Standard">
      <style:paragraph-properties fo:line-height="150%" fo:text-align="center" style:justify-single-word="false"/>
      <style:text-properties fo:language="es" fo:country="ES" fo:font-weight="bold" officeooo:rsid="00075507" officeooo:paragraph-rsid="00075507" style:font-weight-asian="bold"/>
    </style:style>
    <style:style style:name="P3" style:family="paragraph" style:parent-style-name="Standard" style:master-page-name="MP0">
      <style:paragraph-properties fo:line-height="150%" fo:text-align="end" style:justify-single-word="false" style:page-number="auto" fo:break-before="page"/>
      <style:text-properties officeooo:paragraph-rsid="00075507"/>
    </style:style>
    <style:style style:name="P4" style:family="paragraph" style:parent-style-name="Normal_20__28_Web_29_" style:list-style-name="L1">
      <style:paragraph-properties fo:margin-top="0in" fo:margin-bottom="0in" loext:contextual-spacing="false" fo:line-height="150%"/>
      <style:text-properties officeooo:rsid="00075507" officeooo:paragraph-rsid="00075507"/>
    </style:style>
    <style:style style:name="P5" style:family="paragraph" style:parent-style-name="Normal_20__28_Web_29_" style:list-style-name="L1">
      <style:paragraph-properties fo:margin-top="0in" fo:margin-bottom="0in" loext:contextual-spacing="false" fo:line-height="150%"/>
      <style:text-properties fo:language="es" fo:country="ES" officeooo:rsid="00075507" officeooo:paragraph-rsid="00075507"/>
    </style:style>
    <style:style style:name="P6" style:family="paragraph" style:parent-style-name="Normal_20__28_Web_29_" style:list-style-name="L1">
      <style:paragraph-properties fo:margin-top="0in" fo:margin-bottom="0in" loext:contextual-spacing="false" fo:line-height="150%"/>
      <style:text-properties fo:language="es" fo:country="ES" officeooo:rsid="0008d790" officeooo:paragraph-rsid="0008d790"/>
    </style:style>
    <style:style style:name="P7" style:family="paragraph" style:parent-style-name="Normal_20__28_Web_29_" style:list-style-name="L2">
      <style:paragraph-properties fo:margin-top="0in" fo:margin-bottom="0in" loext:contextual-spacing="false" fo:line-height="150%"/>
      <style:text-properties fo:language="es" fo:country="ES" officeooo:rsid="0008d790" officeooo:paragraph-rsid="0008d790"/>
    </style:style>
    <style:style style:name="P8" style:family="paragraph" style:parent-style-name="Normal_20__28_Web_29_" style:list-style-name="L2">
      <style:paragraph-properties fo:margin-top="0in" fo:margin-bottom="0in" loext:contextual-spacing="false" fo:line-height="150%"/>
      <style:text-properties fo:language="es" fo:country="ES" officeooo:rsid="000962c2" officeooo:paragraph-rsid="000962c2"/>
    </style:style>
    <style:style style:name="P9" style:family="paragraph" style:parent-style-name="Normal_20__28_Web_29_" style:list-style-name="L2">
      <style:paragraph-properties fo:margin-top="0in" fo:margin-bottom="0in" loext:contextual-spacing="false" fo:line-height="150%"/>
      <style:text-properties fo:language="es" fo:country="ES" officeooo:rsid="000a0f42" officeooo:paragraph-rsid="000a0f42"/>
    </style:style>
    <style:style style:name="P10" style:family="paragraph" style:parent-style-name="Normal_20__28_Web_29_" style:list-style-name="L2">
      <style:paragraph-properties fo:margin-top="0in" fo:margin-bottom="0in" loext:contextual-spacing="false" fo:line-height="150%"/>
      <style:text-properties fo:language="es" fo:country="ES" officeooo:rsid="000bb65c" officeooo:paragraph-rsid="000bb65c"/>
    </style:style>
    <style:style style:name="P11" style:family="paragraph" style:parent-style-name="Normal_20__28_Web_29_" style:list-style-name="L2">
      <style:paragraph-properties fo:margin-top="0in" fo:margin-bottom="0in" loext:contextual-spacing="false" fo:line-height="150%"/>
      <style:text-properties officeooo:rsid="0008d790" officeooo:paragraph-rsid="0008d790"/>
    </style:style>
    <style:style style:name="P12" style:family="paragraph" style:parent-style-name="Normal_20__28_Web_29_" style:list-style-name="L2">
      <style:paragraph-properties fo:margin-top="0in" fo:margin-bottom="0in" loext:contextual-spacing="false" fo:line-height="150%"/>
      <style:text-properties officeooo:rsid="000962c2" officeooo:paragraph-rsid="000962c2"/>
    </style:style>
    <style:style style:name="T1" style:family="text">
      <style:text-properties officeooo:rsid="00075507"/>
    </style:style>
    <style:style style:name="T2" style:family="text">
      <style:text-properties fo:language="es" fo:country="ES"/>
    </style:style>
    <style:style style:name="T3" style:family="text">
      <style:text-properties fo:language="es" fo:country="ES" fo:font-style="italic" style:text-underline-style="solid" style:text-underline-width="auto" style:text-underline-color="font-color" style:text-underline-mode="continuous" style:text-overline-mode="continuous" style:text-line-through-mode="continuous" style:font-style-asian="italic"/>
    </style:style>
    <style:style style:name="T4" style:family="text">
      <style:text-properties fo:language="es" fo:country="ES" officeooo:rsid="0008d790"/>
    </style:style>
    <style:style style:name="T5" style:family="text">
      <style:text-properties fo:language="es" fo:country="ES" officeooo:rsid="000962c2"/>
    </style:style>
    <style:style style:name="T6" style:family="text">
      <style:text-properties fo:language="es" fo:country="ES" officeooo:rsid="000a0f42"/>
    </style:style>
    <style:style style:name="T7" style:family="text">
      <style:text-properties officeooo:rsid="00118339"/>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Default_20_Paragraph_20_Font"><text:span text:style-name="T3">Arden Rasmussen</text:span></text:span><text:span text:style-name="T2"> – </text:span><text:span text:style-name="Default_20_Paragraph_20_Font"><text:span text:style-name="T3">201-F5</text:span></text:span></text:p>
      <text:p text:style-name="P1"><text:span text:style-name="T7">Sínthesis</text:span> - página <text:span text:style-name="T1">108</text:span></text:p>
      <text:p text:style-name="P2">Noticias: ¿Mucho, poco o nada?</text:p>
      <text:list xml:id="list6068798989240713250" text:style-name="L1">
        <text:list-item>
          <text:p text:style-name="P5">Los puntos más importante de la lectura es que load Noticias tienen otroas intenciones, y opiniones sobre eventos.</text:p>
        </text:list-item>
        <text:list-item>
          <text:p text:style-name="P5">Los noticieros tienen la misión de informar la público.</text:p>
        </text:list-item>
        <text:list-item>
          <text:p text:style-name="P5">Los notivieros son parcial, porque los reporteros tienen sus opiniones personal. Es imposil por una noticia ser imparcial totalmente.</text:p>
        </text:list-item>
        <text:list-item>
          <text:p text:style-name="P4"><text:span text:style-name="T2">Hay </text:span><text:span text:style-name="T4">quatro</text:span><text:span text:style-name="T2"> groupos de </text:span><text:span text:style-name="T4">oyentes. Los oyentes que miran solament un noticieron para informarse. Un groupo que mira diferente noticierones para informarse. Estas personas quien buscan informaciñon en otros medios de comunición. Estas personas quien no buscan ninguna información.</text:span></text:p>
        </text:list-item>
        <text:list-item>
          <text:p text:style-name="P6">Yo trato leer las noticias uno o dos veses por día.</text:p>
        </text:list-item>
        <text:list-item>
          <text:p text:style-name="P6">Yo busca información de los sitos en noticias.</text:p>
        </text:list-item>
      </text:list>
      <text:p text:style-name="Horizontal_20_Line"/>
      <text:list xml:id="list8124231116230035787" text:style-name="L2">
        <text:list-item>
          <text:p text:style-name="P7">Significa decir un hecho que es falso como verdadero.</text:p>
        </text:list-item>
        <text:list-item>
          <text:p text:style-name="P11"><text:span text:style-name="T2">No, porque cuando no d</text:span><text:span text:style-name="T5">ices</text:span><text:span text:style-name="T2"> la verdad, no imaginas nuevos hechos.</text:span></text:p>
        </text:list-item>
        <text:list-item>
          <text:p text:style-name="P8">No, algunos mientras son buena, pero muchos son muy mala.</text:p>
        </text:list-item>
        <text:list-item>
          <text:p text:style-name="P12"><text:span text:style-name="T2">Unsa </text:span><text:span text:style-name="T6">mentria piadosa es una mentria cuando, la verdad son mas mala, o la verdad son peligroso. Si, es mejor de una mentria normal.</text:span></text:p>
        </text:list-item>
        <text:list-item>
          <text:p text:style-name="P9">Yo no mentrio mucho, no mas de sinco veses por dia.</text:p>
        </text:list-item>
        <text:list-item>
          <text:p text:style-name="P9">Mentimos porque es más fácil decir que la verdad.</text:p>
        </text:list-item>
        <text:list-item>
          <text:p text:style-name="P9">Si, porque lod medios de communicación menten a millones de personons, pero yo mientro a una máximo de dies personal. Es una mug grande differencia.</text:p>
        </text:list-item>
        <text:list-item>
          <text:p text:style-name="P10">No.</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_20__28_Web_29_" style:display-name="Normal (Web)" style:family="paragraph" style:parent-style-name="Standard">
      <style:paragraph-properties fo:margin-top="0.1945in" fo:margin-bottom="0.1945in" loext:contextual-spacing="false" fo:hyphenation-ladder-count="no-limit"/>
      <style:text-properties fo:hyphenate="false" fo:hyphenation-remain-char-count="2" fo:hyphenation-push-char-count="2"/>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0.5in" fo:margin-right="0.5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19T10:25:01.774454168</meta:creation-date>
    <dc:date>2016-10-19T10:57:21.063147465</dc:date>
    <meta:editing-duration>PT7M46S</meta:editing-duration>
    <meta:editing-cycles>6</meta:editing-cycles>
    <meta:generator>LibreOffice/5.1.4.2$Linux_X86_64 LibreOffice_project/10m0$Build-2</meta:generator>
    <meta:document-statistic meta:table-count="0" meta:image-count="0" meta:object-count="0" meta:page-count="1" meta:paragraph-count="17" meta:word-count="230" meta:character-count="1333" meta:non-whitespace-character-count="1133"/>
  </office:meta>
</office:document-meta>
</file>